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4.363cm" fo:margin-left="0.042cm" table:align="left"/>
    </style:style>
    <style:style style:name="Таблица1.A" style:family="table-column">
      <style:table-column-properties style:column-width="2.381cm"/>
    </style:style>
    <style:style style:name="Таблица1.B" style:family="table-column">
      <style:table-column-properties style:column-width="8.908cm"/>
    </style:style>
    <style:style style:name="Таблица1.C" style:family="table-column">
      <style:table-column-properties style:column-width="3.074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">№ </text:p>
            <text:p text:style-name="P1">недели</text:p>
          </table:table-cell>
          <table:table-cell table:style-name="Таблица1.A1" office:value-type="string">
            <text:p text:style-name="P1">Описание</text:p>
          </table:table-cell>
          <table:table-cell table:style-name="Таблица1.C1" office:value-type="string">
            <text:p text:style-name="P1">Отметка о выполнении</text:p>
          </table:table-cell>
        </table:table-row>
        <table:table-row>
          <table:table-cell table:style-name="Таблица1.A2" office:value-type="string">
            <text:p text:style-name="P1">9</text:p>
            <text:p text:style-name="P3"><text:s/>27.10-02.11</text:p>
          </table:table-cell>
          <table:table-cell table:style-name="Таблица1.A2" office:value-type="string">
            <text:p text:style-name="P4">Написание 1,2,3,4 пунктов технического задания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10</text:p>
            <text:p text:style-name="P2">03.11-09.11</text:p>
          </table:table-cell>
          <table:table-cell table:style-name="Таблица1.A2" office:value-type="string">
            <text:p text:style-name="P4">Написание остальных пунктов технического задания, утверждение плана подготовка введения к пояснительной записке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11</text:p>
            <text:p text:style-name="P2">10.11-16.11</text:p>
          </table:table-cell>
          <table:table-cell table:style-name="Таблица1.A2" office:value-type="string">
            <text:p text:style-name="Table_20_Contents">Подготовка введения к пояснительной записке 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12</text:p>
            <text:p text:style-name="P2">17.11-23.11</text:p>
          </table:table-cell>
          <table:table-cell table:style-name="Таблица1.A2" office:value-type="string">
            <text:p text:style-name="P4">Подготовка литературного обзора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13</text:p>
            <text:p text:style-name="P2">24.11-30.11</text:p>
          </table:table-cell>
          <table:table-cell table:style-name="Таблица1.A2" office:value-type="string">
            <text:p text:style-name="Table_20_Contents">Подготовка интерфейса приложения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14</text:p>
            <text:p text:style-name="P2">01.12-07.12</text:p>
          </table:table-cell>
          <table:table-cell table:style-name="Таблица1.A2" office:value-type="string">
            <text:p text:style-name="Table_20_Contents">Подготовка интерфейса приложения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15</text:p>
            <text:p text:style-name="P2">08.12-14.12</text:p>
          </table:table-cell>
          <table:table-cell table:style-name="Таблица1.A2" office:value-type="string">
            <text:p text:style-name="Table_20_Contents">Изучение АГК и нейронных сетей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16</text:p>
            <text:p text:style-name="P2">15.12-21.12</text:p>
          </table:table-cell>
          <table:table-cell table:style-name="Таблица1.A2" office:value-type="string">
            <text:p text:style-name="Table_20_Contents">Доработка интерфейса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17</text:p>
            <text:p text:style-name="P2">22.12-28.12</text:p>
          </table:table-cell>
          <table:table-cell table:style-name="Таблица1.A2" office:value-type="string">
            <text:p text:style-name="Table_20_Contents">Внедрение нейронных сетей в приложение</text:p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1:55:54.851078870</meta:creation-date>
    <dc:date>2014-11-11T17:29:26</dc:date>
    <meta:editing-duration>PT32M20S</meta:editing-duration>
    <meta:editing-cycles>9</meta:editing-cycles>
    <meta:generator>LibreOffice/3.4$Linux LibreOffice_project/340m1$Build-602</meta:generator>
    <meta:document-statistic meta:table-count="1" meta:image-count="0" meta:object-count="0" meta:page-count="1" meta:paragraph-count="31" meta:word-count="67" meta:character-count="537" meta:non-whitespace-character-count="498"/>
  </office:meta>
</office:document-meta>
</file>